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-Sung1" svg:font-family="TW-Sung, TW-Sung-Ext-B, TW-Sung-Plus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style:contextual-spacing="false" fo:line-height="8.47mm"/>
      <style:text-properties style:font-name="TW-Sung" fo:font-size="14pt" officeooo:rsid="001848a8" officeooo:paragraph-rsid="001848a8" style:font-name-asian="TW-Sung" style:font-size-asian="14pt" style:font-size-complex="14pt"/>
    </style:style>
    <style:style style:name="P2" style:family="paragraph" style:parent-style-name="Standard">
      <style:paragraph-properties fo:margin-top="0mm" fo:margin-bottom="0mm" style:contextual-spacing="false" fo:line-height="8.47mm" fo:break-before="page"/>
      <style:text-properties style:font-name="TW-Sung" fo:font-size="14pt" officeooo:rsid="001848a8" officeooo:paragraph-rsid="001848a8" style:font-name-asian="TW-Sung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　　則陽游於楚，夷節言之於王，王未之見，夷節歸。</text:p>
      <text:p text:style-name="P1">　　彭陽見王果曰：「夫子何不譚我於王？」</text:p>
      <text:p text:style-name="P1">　　王果曰：「我不若公閱休。」</text:p>
      <text:p text:style-name="P1">　　彭陽曰：「公閱休奚為者邪？」</text:p>
      <text:p text:style-name="P1">　　曰：「冬則擉鼈於江，夏則休乎山樊。有過而問者，曰：『此予宅也。』夫夷節已不能，而況我乎！吾又不若夷節。夫夷節之為人也，无德而有知，不自許，以之神其交固，顛冥乎富貴之地，非相助以德，相助消也。夫凍者假衣於春，暍者反冬乎冷風。夫楚王之為人也，形尊而嚴；其於罪也，無赦如虎；非夫佞人正德，其孰能橈焉！</text:p>
      <text:p text:style-name="P1">　　故聖人，其窮也使家人忘其貧，其達也使王公忘爵祿而化卑。其於物也，與之為娛矣；其於人也，樂物之通而保己焉；故或不言而飲人以和，與人並立而使人化。父子之宜，彼其乎歸居，而一閒其所施。其於人心者若是其遠也。故曰待公閱休。」</text:p>
      <text:p text:style-name="P1"/>
      <text:p text:style-name="P1">　　聖人達綢繆，周盡一體矣，而不知其然，性也。復命搖作而以天為師，人則從而命之也。憂乎知而所行恆无幾時，其有止也若之何！</text:p>
      <text:p text:style-name="P1">　　生而美者，人與之鑑，不告則不知其美於人也。若知之，若不知之，若聞之，若不聞之，其可喜也終无已，人之好之亦无已，性也。聖人之愛人也，人與之名，不告則不知其愛人也。若知之，若不知之，若聞之，若不聞之，其愛人也終无已，人之安之亦无已，性也。</text:p>
      <text:p text:style-name="P1">　　舊國舊都，望之暢然；雖使丘陵草木之緡，入之者十九，猶之暢然。況見見聞聞者也，以十仞之臺縣衆閒者也。</text:p>
      <text:p text:style-name="P1">　　冉相氏得其環中以隨成，與物无終无始，无幾无時。日與物化者，一不化者也，闔嘗舍之！夫師天而不得師天，與物皆殉，其以為事也若之何？夫聖人未始有天，未始有人，未始有始，未始有物，與世偕行而不替，所行之備而不洫，其合之也若之何？湯得其司御門尹登恆為之傅之，從師而不囿；得其隨成。為之司其名；之名嬴法，得其兩見。仲尼之盡慮，為之傅之。容成氏曰：「除日无歲，无內无外。」</text:p>
      <text:p text:style-name="P1"/>
      <text:p text:style-name="P1">　　魏瑩與田侯牟約，田侯牟背之，魏瑩怒，將使人剌之。</text:p>
      <text:p text:style-name="P1">　　犀首[公孫衍]聞而恥之，曰：「君為萬乘之君也，而以匹夫從讎！衍請受甲二十萬，為君攻之，虜其人民，係其牛馬，使其君內熱發於背。然後拔其國。忌也出走，然後抶其背，折其脊。」</text:p>
      <text:p text:style-name="P1">　　季子聞而恥之，曰：「築十仞之城，城者既十仞矣，則又壞之，此胥靡之所苦也。今兵不起七年矣，此王之基也。衍亂人，不可聽也。」</text:p>
      <text:p text:style-name="P1"><text:soft-page-break/>　　華子聞而醜之，曰：「善言伐齊者，亂人也；善言勿伐者，亦亂人也；謂伐之與不伐亂人也者，又亂人也。」</text:p>
      <text:p text:style-name="P1">　　君曰：「然則若何？」</text:p>
      <text:p text:style-name="P1">　　曰：「君求其道而已矣！」</text:p>
      <text:p text:style-name="P1">　　惠子聞之而見戴晉人。戴晉人曰：「有所謂蝸者，君知之乎？」</text:p>
      <text:p text:style-name="P1">　　曰：「然。」</text:p>
      <text:p text:style-name="P1">　　「有國於蝸之左角者曰觸氏，有國於蝸之右角者曰蠻氏。時相與爭地而戰，伏尸數萬，逐北旬有五日而後反。」</text:p>
      <text:p text:style-name="P1">　　君曰：「噫！其虛言與？」</text:p>
      <text:p text:style-name="P1">　　曰：「臣請為君實之。君以意在四方上下有窮乎？」</text:p>
      <text:p text:style-name="P1">　　君曰：「無窮。」</text:p>
      <text:p text:style-name="P1">　　曰：「知遊心於無窮，而反在通達之國，若存若亡乎？」</text:p>
      <text:p text:style-name="P1">　　君曰：「然。」</text:p>
      <text:p text:style-name="P1">　　曰：「通達之中有魏，於魏中有梁，於梁中有王。王與蠻氏，有辯乎？」</text:p>
      <text:p text:style-name="P1">　　君曰：「无辯。」</text:p>
      <text:p text:style-name="P1">　　客出而君惝然若有亡也。</text:p>
      <text:p text:style-name="P1">　　客出，惠子見。君曰：「客，大人也，聖人不足以當之。」</text:p>
      <text:p text:style-name="P1">　　惠子曰：「夫吹莞也，猶有嗃也；吹劍首者，吷而已矣。堯舜，人之所譽也；道堯舜於戴晉人之前，譬猶一吷也。」</text:p>
      <text:p text:style-name="P1"/>
      <text:p text:style-name="P1">　　孔子之楚，舍於蟻丘之漿。其鄰有夫妻臣妾登極者，子路曰：「是稯稯何為者邪？」</text:p>
      <text:p text:style-name="P1">　　仲尼曰：「是聖人僕也。是自埋於民，自藏於畔。其聲銷，其志無窮，其口雖言，其心未嘗言，方且與世違而心不屑與之俱。是陸沈者也，是其市南宜僚邪？」</text:p>
      <text:p text:style-name="P1">　　子路請往召之。</text:p>
      <text:p text:style-name="P1">　　孔子曰：「已矣！彼知丘之著於己也，知丘之適楚也，以丘為必使楚王之召己也，彼且以丘為佞人也。夫若然者，其於佞人也羞聞其言，而況親見其身乎！而何以為存？」</text:p>
      <text:p text:style-name="P1">　　子路往視之，其室虛矣。</text:p>
      <text:p text:style-name="P2">　　長梧封人問子牢曰：「君為政焉勿鹵莽，治民焉勿滅裂。昔予為禾，耕而鹵莽之，則其實亦鹵莽而報予；芸而滅裂之，其實亦滅裂而報予。予來年變齊，深其耕而熟耰之，其禾蘩以滋，予終年厭飧。」</text:p>
      <text:p text:style-name="P1">　　莊子聞之曰：「今人之治其形，理其心，多有似封人之所謂，遁其天，離其性，滅其情，亡其神，以衆為。故鹵莽其性者，欲惡之孽，為性萑葦蒹葭，始萌以扶吾形，尋擢吾性；並潰漏發，不擇所出，漂疽疥癕，內熱溲膏是也。」</text:p>
      <text:p text:style-name="P1"/>
      <text:p text:style-name="P1">　　柏矩學於老耼，曰：「請之天下遊。」</text:p>
      <text:p text:style-name="P1">　　老耼曰：「已矣！天下猶是也。」</text:p>
      <text:p text:style-name="P1">　　又請之，老耼曰：「汝將何始？」</text:p>
      <text:p text:style-name="P1">　　曰：「始於齊。」</text:p>
      <text:p text:style-name="P1">　　至齊，見辜人焉，推而強之，解朝服而幕之，號天而哭之，曰：「子乎！子乎！天下有大菑，子獨先離之，曰莫為盜！莫為殺人！榮辱立，然後覩所病；貨財聚，然後覩所爭。今立人之所病，聚人之所爭，窮困人之身使无休時，欲无至此，得乎！」</text:p>
      <text:p text:style-name="P1">　　「古之君人者，以得為在民，以失為在己；以正為在民，以枉為在己；故一形有失其形者，退而自責。今則不然，匿為物而愚不識，大為難而罪不敢，重為任而罰不勝，遠其塗而誅不至。民知力竭，則以偽繼之，日出多偽，士民安取不偽！夫力不足則偽，知不足則欺，財不足則盜。盜竊之行，於誰責而可乎？」</text:p>
      <text:p text:style-name="P1"/>
      <text:p text:style-name="P1">　　蘧伯玉行年六十而六十化，未嘗不始於是之而卒詘之以非也，未知今之所謂是之非五十九非也。萬物有乎生而莫見其根，有乎出而莫見其門。人皆尊其知之所知，而莫知恃其知之所不知而後知，可不謂大疑乎！已乎！已乎！且无所逃。此所謂然與，然乎？</text:p>
      <text:p text:style-name="P1"/>
      <text:p text:style-name="P1">　　仲尼問於大史大弢、伯常騫、狶韋曰：「夫衞靈公飲酒湛樂，不聽國家之政；田獵畢弋，不應諸侯之際；其所以為靈公者何邪？」</text:p>
      <text:p text:style-name="P1">　　大弢曰：「是因是也。」</text:p>
      <text:p text:style-name="P1">　　伯常騫曰：「夫靈公有妻三人，同濫而浴。史鰌奉御而進所，搏幣而扶翼。其慢若彼之甚也，見賢人若此其肅也，是其所以為靈公也。」</text:p>
      <text:p text:style-name="P1">　　狶韋曰：「夫靈公也死，卜葬於故墓不吉，卜葬於沙丘而吉。掘之數仞，得石槨焉，洗而視之，有銘焉，曰：『不馮其子，靈公奪而里之。』夫靈公之為靈也久矣，之二人何足以識之！」</text:p>
      <text:p text:style-name="P1"><text:soft-page-break/>　　少知問於大公調曰：「何謂丘里之言？」</text:p>
      <text:p text:style-name="P1">　　大公調曰：「丘里者，合十姓百名而以為風俗也，合異以為同，散同以為異。今指馬之百體而不得馬，而馬係於前者，立其百體而謂之馬也。是故丘山積卑而為高，江河合水而為大，大人合并而為公。是以自外入者，有主而不執；由中出者，有正而不距。四時殊氣，天不賜，故歲成；五官殊職，君不私，故國治；文武大人不賜，故德備；萬物殊理，道不私，故无名。无名故无為，无為而无不為。時有終始，世有變化。禍福淳淳，至有所拂者而有所宜；自殉殊面，有所正者有所差。比於(太)[大]澤，百材皆度；觀於大山，木石同壇。此之謂丘里之言。」</text:p>
      <text:p text:style-name="P1"/>
      <text:p text:style-name="P1">　　少知曰：「然則謂之道，足乎？」</text:p>
      <text:p text:style-name="P1">　　大公調曰：「不然。今計物之數，不止於萬，而期曰萬物者，以數之多者號而讀之也。是故天地者，形之大者也；陰陽者，氣之大者也；道者為之公。因其大以號而讀之則可也，已有之矣，乃將得比哉！則若以斯辯，譬猶狗馬，其不及遠矣。」</text:p>
      <text:p text:style-name="P1"/>
      <text:p text:style-name="P1">　　少知曰：「四方之內，六合之裏，萬物之所生惡起？」</text:p>
      <text:p text:style-name="P1">　　大公調曰：「陰陽相照相蓋相治，四時相代相生相殺，欲惡去就於是橋起，雌雄片合於是庸有。安危相易，禍福相生，緩急相摩，聚散以成。此名實之可紀，精微之可志也。隨序之相理，橋運之相使，窮則反，終則始。此物之所有，言之所盡，知之所至，極物而已。覩道之人，不隨其所廢，不原其所起，此議之所止。」</text:p>
      <text:p text:style-name="P1"/>
      <text:p text:style-name="P1">　　少知曰：「季真之莫為，接子之或使，二家之議，孰正於其情，孰徧於其理？」</text:p>
      <text:p text:style-name="P1">　　大公調曰：「雞鳴狗吠，是人之所知；雖有大知，不能以言讀其所自化，又不能以意其所將為。斯而析之，精至於无倫，大至於不可圍，或之使，莫之為，未免於物而終以為過。或使則實，莫為則虛。有名有實，是物之居；无名无實，在物之虛。可言可意，言而愈疏。未生不可忌，已死不可徂。死生非遠也，理不可覩。或之使，莫之為，疑之所假。吾觀之本，其往无窮；吾求之末，其來无止。无窮无止，言之无也，與物同理；或使莫為，言之本也，與物終始。道不可有，有不可无。道之為名，所假而行。或使莫為，在物一曲，夫胡為於大方？言而足，則終日言而盡道；言而不足，則終日言而盡物。道物之極，言默不足以載；非言非默，議有所極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-Sung1" svg:font-family="TW-Sung, TW-Sung-Ext-B, TW-Sung-Plus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1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1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1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1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1" style:font-family-asian="TW-Sung, TW-Sung-Ext-B, TW-Sung-Plu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38mm" fo:margin-bottom="12.95mm" fo:margin-left="11.38mm" fo:margin-right="11.4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1-16T15:27:53.853345352</dc:date>
    <dc:creator>ejsoon </dc:creator>
    <meta:editing-duration>PT29M4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4" meta:paragraph-count="55" meta:word-count="3136" meta:character-count="3247" meta:non-whitespace-character-count="3137"/>
  </office:meta>
</office:document-meta>
</file>